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689cm" table:align="left" style:may-break-between-rows="false"/>
    </style:style>
    <style:style style:name="Tabela2.A" style:family="table-column">
      <style:table-column-properties style:column-width="0.552cm"/>
    </style:style>
    <style:style style:name="Tabela2.B" style:family="table-column">
      <style:table-column-properties style:column-width="1.879cm"/>
    </style:style>
    <style:style style:name="Tabela2.C" style:family="table-column">
      <style:table-column-properties style:column-width="6.108cm"/>
    </style:style>
    <style:style style:name="Tabela2.D" style:family="table-column">
      <style:table-column-properties style:column-width="2.623cm"/>
    </style:style>
    <style:style style:name="Tabela2.E" style:family="table-column">
      <style:table-column-properties style:column-width="1.693cm"/>
    </style:style>
    <style:style style:name="Tabela2.G" style:family="table-column">
      <style:table-column-properties style:column-width="2.579cm"/>
    </style:style>
    <style:style style:name="Tabela2.H" style:family="table-column">
      <style:table-column-properties style:column-width="1.134cm"/>
    </style:style>
    <style:style style:name="Tabela2.I" style:family="table-column">
      <style:table-column-properties style:column-width="3.715cm"/>
    </style:style>
    <style:style style:name="Tabela2.J" style:family="table-column">
      <style:table-column-properties style:column-width="0.866cm"/>
    </style:style>
    <style:style style:name="Tabela2.K" style:family="table-column">
      <style:table-column-properties style:column-width="2.847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K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K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25.709cm" fo:margin-left="0cm" table:align="left" style:may-break-between-rows="false"/>
    </style:style>
    <style:style style:name="Tabela4.A" style:family="table-column">
      <style:table-column-properties style:column-width="0.573cm"/>
    </style:style>
    <style:style style:name="Tabela4.B" style:family="table-column">
      <style:table-column-properties style:column-width="1.875cm"/>
    </style:style>
    <style:style style:name="Tabela4.C" style:family="table-column">
      <style:table-column-properties style:column-width="8.16cm"/>
    </style:style>
    <style:style style:name="Tabela4.D" style:family="table-column">
      <style:table-column-properties style:column-width="4.641cm"/>
    </style:style>
    <style:style style:name="Tabela4.E" style:family="table-column">
      <style:table-column-properties style:column-width="5.311cm"/>
    </style:style>
    <style:style style:name="Tabela4.F" style:family="table-column">
      <style:table-column-properties style:column-width="5.149cm"/>
    </style:style>
    <style:style style:name="Tabela4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4.F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 style:master-page-name="">
      <style:table-properties style:width="25.709cm" fo:margin-left="0cm" style:page-number="auto" fo:break-before="auto" fo:break-after="auto" table:align="left" fo:background-color="transparent" style:shadow="none" fo:keep-with-next="auto" style:may-break-between-rows="false" style:writing-mode="lr-tb">
        <style:background-image/>
      </style:table-properties>
    </style:style>
    <style:style style:name="Tabela5.A" style:family="table-column">
      <style:table-column-properties style:column-width="0.573cm"/>
    </style:style>
    <style:style style:name="Tabela5.B" style:family="table-column">
      <style:table-column-properties style:column-width="1.875cm"/>
    </style:style>
    <style:style style:name="Tabela5.C" style:family="table-column">
      <style:table-column-properties style:column-width="7.678cm"/>
    </style:style>
    <style:style style:name="Tabela5.D" style:family="table-column">
      <style:table-column-properties style:column-width="5.027cm"/>
    </style:style>
    <style:style style:name="Tabela5.E" style:family="table-column">
      <style:table-column-properties style:column-width="5.406cm"/>
    </style:style>
    <style:style style:name="Tabela5.F" style:family="table-column">
      <style:table-column-properties style:column-width="5.149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5.F1" style:family="table-cell">
      <style:table-cell-properties style:vertical-align="middle" fo:background-color="#e6e6e6" fo:padding="0.097cm" fo:border="0.0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="0.097cm" fo:border="0.05pt solid #000000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AS DE AULA</text:p>
      <text:p text:style-name="P2"/>
      <text:p text:style-name="P2">{% @disciplinas.each do |d|%}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 <text:s/><text:span text:style-name="T4">{%= d.nome.upcase%}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 <text:s/><text:span text:style-name="T4">{%= d.turmas.da_escola(@escola).count%}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 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 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 <text:s/><text:span text:style-name="T4">{%= @escola.calcular_demanda(d)%}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 <text:s/></text:span><text:span text:style-name="T3">{%=@escola.calcular_preenchido(d)%}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 <text:s/></text:span><text:span text:style-name="T4">{%=@escola.calcular_demanda(d) - @escola.calcular_preenchido(d)%}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 <text:s/></text:span><text:span text:style-name="T3">{%=@escola.calcular_oferta(d)%}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{%= @escola.calcular_demanda(d,NiveisEnsino.find_by_codigo('EMREG'))%} h/a)</text:span></text:p>
          </table:table-cell>
          <table:covered-table-cell/>
          <table:table-cell table:style-name="Tabela2.A2" office:value-type="string">
            <text:p text:style-name="P3">MÉDIO INOVADOR (<text:span text:style-name="T4">{%= @escola.calcular_demanda(d,NiveisEnsino.find_by_codigo('EMINV'))%} h/a)</text:span></text:p>
          </table:table-cell>
          <table:table-cell table:style-name="Tabela2.K2" table:number-columns-spanned="2" office:value-type="string">
            <text:p text:style-name="P3">MÉDIO INTEGRADO <text:s/>(<text:span text:style-name="T4">{%= @escola.calcular_demanda(d,NiveisEnsino.find_by_codigo('EMINT'))%} h/a)</text:span></text:p>
          </table:table-cell>
          <table:covered-table-cell/>
        </table:table-row>
        <table:table-row>
          <table:table-cell table:style-name="Tabela2.A5" table:number-columns-spanned="11" office:value-type="string">
            <text:p text:style-name="P5">{% d.funcionarios.da_escola(@escola).each_with_index do |f,i| i+=1 %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office:value-type="string">
            <text:p text:style-name="P5">{%=i%}</text:p>
          </table:table-cell>
          <table:table-cell table:style-name="Tabela2.B6" office:value-type="string">
            <text:p text:style-name="P6">{%= f.matricula%}</text:p>
          </table:table-cell>
          <table:table-cell table:style-name="Tabela2.C6" office:value-type="string">
            <text:p text:style-name="P6">{%= f.nome %}</text:p>
          </table:table-cell>
          <table:table-cell table:style-name="Tabela2.D6" office:value-type="string">
            <text:p text:style-name="P5">{%=f.categoria.nome%} /</text:p>
            <text:p text:style-name="P5">{%=f.nivel.jornada%} h/s</text:p>
          </table:table-cell>
          <table:table-cell table:style-name="Tabela2.E6" office:value-type="string">
            <text:p text:style-name="P5">{%= f.regencia_especificada(1)%} h/a</text:p>
          </table:table-cell>
          <table:table-cell table:style-name="Tabela2.F6" office:value-type="string">
            <text:p text:style-name="P5">{%= f.rsd%}</text:p>
          </table:table-cell>
          <table:table-cell table:style-name="Tabela2.G6" table:number-columns-spanned="2" office:value-type="string">
            <text:p text:style-name="P5">{%=f.turmas(@escola,NiveisEnsino.find_by_codigo('EMREG'))%}</text:p>
          </table:table-cell>
          <table:covered-table-cell/>
          <table:table-cell table:style-name="Tabela2.I6" office:value-type="string">
            <text:p text:style-name="P5">{%=f.turmas(@escola,NiveisEnsino.find_by_codigo('EMINV'))%}</text:p>
          </table:table-cell>
          <table:table-cell table:style-name="Tabela2.J6" table:number-columns-spanned="2" office:value-type="string">
            <text:p text:style-name="P5">{%=f.turmas(@escola,NiveisEnsino.find_by_codigo('EMINT'))%}</text:p>
          </table:table-cell>
          <table:covered-table-cell/>
        </table:table-row>
        <table:table-row>
          <table:table-cell table:style-name="Tabela2.A7" table:number-columns-spanned="11" office:value-type="string">
            <text:p text:style-name="P5">{% end %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 <text:span text:style-name="T4">REGÊNCIA SEMANAL DISPONÍVEL</text:span></text:p>
      <text:p text:style-name="P6"/>
      <text:p text:style-name="P2">{% end %}</text:p>
      <text:p text:style-name="P8"/>
      <text:p text:style-name="P2">SALAS AMBIENTE</text:p>
      <text:p text:style-name="P2"/>
      <text:p text:style-name="P8">{% @ambientes.each do |a| %}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 <text:span text:style-name="T4">{%= a.nome.upcase%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3" table:number-columns-spanned="6" office:value-type="string">
            <text:p text:style-name="P3">{% a.funcionarios.find_by_sql("SELECT DISTINCT pessoas.*,funcionarios.* FROM funcionarios INNER JOIN pessoas ON pessoas.id = funcionarios.pessoa_id INNER JOIN especificar_lotacaos ON funcionarios.id = especificar_lotacaos.funcionario_id WHERE ((especificar_lotacaos.ambiente_id = #{a.id})) ORDER BY pessoas.nome").each_with_index do |f,i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{%=f.matricula%}</text:p>
          </table:table-cell>
          <table:table-cell table:style-name="Tabela4.C4" office:value-type="string">
            <text:p text:style-name="P4">{%= f.nome%}</text:p>
          </table:table-cell>
          <table:table-cell table:style-name="Tabela4.D4" office:value-type="string">
            <text:p text:style-name="P3">{%= f.disciplina%}</text:p>
          </table:table-cell>
          <table:table-cell table:style-name="Tabela4.E4" office:value-type="string">
            <text:p text:style-name="P3">{%= f.categoria.nome%} / {%= f.nivel.jornada%} h/s</text:p>
          </table:table-cell>
          <table:table-cell table:style-name="Tabela4.F4" office:value-type="string">
            <text:p text:style-name="P3">0</text:p>
          </table:table-cell>
        </table:table-row>
        <table:table-row>
          <table:table-cell table:style-name="Tabela4.A5" table:number-columns-spanned="6" office:value-type="string">
            <text:p text:style-name="P8">{% end %}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>{% end %}</text:p>
      <text:p text:style-name="P8"><text:soft-page-break/></text:p>
      <text:p text:style-name="P8"/>
      <text:p text:style-name="P8"/>
      <text:p text:style-name="P2">PESSOAL A SER DESIGNADO</text:p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3">Nº</text:p>
          </table:table-cell>
          <table:table-cell table:style-name="Tabela5.A1" office:value-type="string">
            <text:p text:style-name="P3">MATRÍCULA</text:p>
          </table:table-cell>
          <table:table-cell table:style-name="Tabela5.A1" office:value-type="string">
            <text:p text:style-name="P3">NOME DO PROFESSOR</text:p>
          </table:table-cell>
          <table:table-cell table:style-name="Tabela5.A1" office:value-type="string">
            <text:p text:style-name="P3">DISCIPLINA DE CONTRATAÇÃO</text:p>
          </table:table-cell>
          <table:table-cell table:style-name="Tabela5.A1" office:value-type="string">
            <text:p text:style-name="P3">CATEGORIA</text:p>
          </table:table-cell>
          <table:table-cell table:style-name="Tabela5.F1" office:value-type="string">
            <text:p text:style-name="P3">DATA DA LOTAÇÃO</text:p>
          </table:table-cell>
        </table:table-row>
        <table:table-row>
          <table:table-cell table:style-name="Tabela5.A2" table:number-columns-spanned="6" office:value-type="string">
            <text:p text:style-name="P3">{% @desocupados.each do |f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3" office:value-type="string">
            <text:p text:style-name="P3"/>
          </table:table-cell>
          <table:table-cell table:style-name="Tabela5.B3" office:value-type="string">
            <text:p text:style-name="P3">{%=f.matricula%}</text:p>
          </table:table-cell>
          <table:table-cell table:style-name="Tabela5.C3" office:value-type="string">
            <text:p text:style-name="P4">{%= f.nome%}</text:p>
          </table:table-cell>
          <table:table-cell table:style-name="Tabela5.D3" office:value-type="string">
            <text:p text:style-name="P3">{%= f.disciplina%}</text:p>
          </table:table-cell>
          <table:table-cell table:style-name="Tabela5.E3" office:value-type="string">
            <text:p text:style-name="P3">{%= f.categoria.nome%} / {%= f.nivel.jornada%} h/s</text:p>
          </table:table-cell>
          <table:table-cell table:style-name="Tabela5.F3" office:value-type="string">
            <text:p text:style-name="P3">{%=f.lotacoes.atual.da_escola(@escola).first.data_lotacao.to_s_br%}</text:p>
          </table:table-cell>
        </table:table-row>
        <table:table-row>
          <table:table-cell table:style-name="Tabela5.A4" table:number-columns-spanned="6" office:value-type="string">
            <text:p text:style-name="P8">{% end %}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{%= @destino %}</text:p>
            </table:table-cell>
            <table:table-cell table:style-name="Tabela1.A1" office:value-type="string">
              <text:p text:style-name="MP2"/>
              <text:p text:style-name="MP2">{%= @titulo%}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3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1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{%= @data%}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 <text:s/></text:span><text:page-number text:select-page="current">1</text:page-number> <text:s/>de<text:span text:style-name="MT1"> <text:s/></text:span><text:page-count>2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9T17:19:47</dc:date>
    <dc:creator>Gustavo </dc:creator>
    <meta:editing-duration>PT17H38M23S</meta:editing-duration>
    <meta:editing-cycles>350</meta:editing-cycles>
    <meta:generator>LibreOffice/3.5$Linux_x86 LibreOffice_project/350m1$Build-2</meta:generator>
    <meta:document-statistic meta:table-count="5" meta:image-count="2" meta:object-count="0" meta:page-count="2" meta:paragraph-count="75" meta:word-count="255" meta:character-count="2350" meta:non-whitespace-character-count="2161"/>
  </office:meta>
</office:document-meta>
</file>